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61D05590D2D2E7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6cm, 5.884cm, 26.43cm, 7.6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699cm" svg:height="19.699cm" svg:x="0.692cm" svg:y="0.892cm">
          <draw:image xlink:href="Pictures/10000000000005E8000007E0C61D05590D2D2E7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7:56:16.720434894</dc:date>
    <meta:editing-duration>PT3M40S</meta:editing-duration>
    <meta:editing-cycles>5</meta:editing-cycles>
    <meta:generator>LibreOffice/7.4.1.2$MacOSX_AARCH64 LibreOffice_project/3c58a8f3a960df8bc8fd77b461821e42c061c5f0</meta:generator>
    <meta:document-statistic meta:object-count="1"/>
  </office:meta>
</office:document-meta>
</file>